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sole" svg:font-family="Cosole"/>
    <style:font-face style:name="Arial2" svg:font-family="Arial" style:font-family-generic="swiss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 style:list-style-name="L2">
      <style:text-properties style:font-name="Times New Roman"/>
    </style:style>
    <style:style style:name="P5" style:family="paragraph" style:parent-style-name="Standard" style:list-style-name="L2">
      <style:paragraph-properties fo:text-align="center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 style:list-style-name="L2">
      <style:paragraph-properties fo:text-align="center" style:justify-single-word="false"/>
      <style:text-properties style:font-name="Times New Roman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9" style:family="paragraph" style:parent-style-name="Standard" style:list-style-name="L2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nsolas" fo:font-size="11pt" fo:language="pl" fo:country="PL" fo:font-weight="normal" style:font-name-asian="Consolas" style:font-size-asian="11pt" style:font-weight-asian="normal" style:font-name-complex="Consolas" style:font-size-complex="11pt" style:font-weight-complex="normal"/>
    </style:style>
    <style:style style:name="P11" style:family="paragraph" style:parent-style-name="Standard" style:list-style-name="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P12" style:family="paragraph" style:parent-style-name="Standard" style:list-style-name="L2">
      <style:paragraph-properties fo:text-align="center" style:justify-single-word="false"/>
      <style:text-properties style:font-name="Consolas1"/>
    </style:style>
    <style:style style:name="P13" style:family="paragraph" style:parent-style-name="Standard">
      <style:paragraph-properties fo:text-align="center" style:justify-single-word="false"/>
      <style:text-properties style:font-name="Consolas1" fo:font-weight="bold" style:font-weight-asian="bold" style:font-weight-complex="bold"/>
    </style:style>
    <style:style style:name="P14" style:family="paragraph" style:parent-style-name="Standard" style:list-style-name="L2">
      <style:paragraph-properties fo:text-align="center" style:justify-single-word="false"/>
      <style:text-properties style:font-name="Consola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Preformatted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nsolas" fo:font-size="11pt" fo:language="pl" fo:country="PL" style:font-name-asian="Consolas" style:font-size-asian="11pt" style:font-name-complex="Consolas" style:font-size-complex="11pt"/>
    </style:style>
    <style:style style:name="T3" style:family="text">
      <style:text-properties style:font-name="Consolas1" fo:font-weight="bold" style:font-weight-asian="bold" style:font-weight-complex="bold"/>
    </style:style>
    <style:style style:name="T4" style:family="text">
      <style:text-properties style:font-name="Consolas1" fo:font-size="12pt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35749942615075680" text:style-name="L2">
        <text:list-item>
          <text:p text:style-name="P1">Tworzenie nowej maszyny</text:p>
        </text:list-item>
      </text:list>
      <text:p text:style-name="Standard"/>
      <text:list xml:id="list43414430" text:continue-numbering="true" text:style-name="L2">
        <text:list-item>
          <text:list>
            <text:list-item>
              <text:p text:style-name="P1">Pobrać plik .iso z systemem operacyjnym np. <text:a xlink:type="simple" xlink:href="http://releases.ubuntu.com/18.04/" text:style-name="Internet_20_link" text:visited-style-name="Visited_20_Internet_20_Link">ubuntu</text:a></text:p>
            </text:list-item>
            <text:list-item>
              <text:p text:style-name="P1">W VirtualBox wybrać: maszyna-&gt;nowa <text:s/>wybrać nazwe, lokalizację reszte można zostawić domyślne </text:p>
            </text:list-item>
            <text:list-item>
              <text:p text:style-name="P1">Uruchomić stworzoną maszynkę (może chwile potrwać), wybrać dysk startowy (plik .iso z systemem) i zainstalować system</text:p>
            </text:list-item>
          </text:list>
        </text:list-item>
      </text:list>
      <text:p text:style-name="Standard"/>
      <text:list xml:id="list43439507" text:continue-numbering="true" text:style-name="L2">
        <text:list-item>
          <text:p text:style-name="P1">Instalacja Selenium</text:p>
        </text:list-item>
      </text:list>
      <text:p text:style-name="Standard"/>
      <text:list xml:id="list43415123" text:continue-numbering="true" text:style-name="L2">
        <text:list-item>
          <text:list>
            <text:list-item>
              <text:p text:style-name="P4">Stwórz katalog np.</text:p>
              <text:p text:style-name="P4"/>
              <text:p text:style-name="P14">mkdir /opt/selenium</text:p>
              <text:p text:style-name="P5"/>
            </text:list-item>
            <text:list-item>
              <text:p text:style-name="P4">Pobierz selenium-standalone-serwer </text:p>
            </text:list-item>
          </text:list>
        </text:list-item>
      </text:list>
      <text:p text:style-name="P3"/>
      <text:list xml:id="list43413931" text:continue-numbering="true" text:style-name="L2">
        <text:list-item>
          <text:list>
            <text:list-header>
              <text:p text:style-name="P12"><text:span text:style-name="T1">wget http://selenium-release.storage.googleapis.com/4.0/selenium-server-standalone-4.0.0-alpha-2.jar -O /opt/selenium/selenium-server-standalone</text:span></text:p>
              <text:p text:style-name="P6"><text:span text:style-name="T1"/></text:p>
            </text:list-header>
            <text:list-item>
              <text:p text:style-name="P8">Wystartuj serwer jako hub, w tle (&amp;) oraz ma działać nawet po wylogowaniu (nohup) </text:p>
            </text:list-item>
          </text:list>
        </text:list-item>
      </text:list>
      <text:p text:style-name="P7"/>
      <text:p text:style-name="P10"/>
      <text:p text:style-name="P11"><text:span text:style-name="T2">nohup java -jar selenium-server-standalone -role hub &gt;/opt/selenium/log.log 2&gt;&amp;1 &amp;</text:span></text:p>
      <text:list xml:id="list43422354" text:continue-numbering="true" text:style-name="L2">
        <text:list-item>
          <text:list>
            <text:list-header>
              <text:p text:style-name="P9"/>
            </text:list-header>
            <text:list-item>
              <text:p text:style-name="P8">Żeby sorawdzić czy aplikacja działa można wpisać</text:p>
            </text:list-item>
          </text:list>
        </text:list-item>
      </text:list>
      <text:p text:style-name="P7"/>
      <text:p text:style-name="P13"><text:tab/>ps -ef | grep selenium</text:p>
      <text:p text:style-name="Standard"/>
      <text:list xml:id="list43430925" text:continue-numbering="true" text:style-name="L2">
        <text:list-item>
          <text:p text:style-name="P1"><text:s/>Instalacja GecoDrivera</text:p>
        </text:list-item>
      </text:list>
      <text:p text:style-name="Standard"/>
      <text:list xml:id="list43437116" text:continue-numbering="true" text:style-name="L2">
        <text:list-item>
          <text:list>
            <text:list-item>
              <text:p text:style-name="P1">Stworzyć katalog dla aplikacji</text:p>
            </text:list-item>
          </text:list>
        </text:list-item>
      </text:list>
      <text:p text:style-name="Standard"/>
      <text:p text:style-name="P13">mkdir /opt/gecodriver</text:p>
      <text:p text:style-name="Standard"/>
      <text:list xml:id="list43430469" text:continue-numbering="true" text:style-name="L2">
        <text:list-item>
          <text:list>
            <text:list-item>
              <text:p text:style-name="P1">Przejść do katalogu i ściągnąć geckodriver</text:p>
            </text:list-item>
          </text:list>
        </text:list-item>
      </text:list>
      <text:p text:style-name="Standard"/>
      <text:p text:style-name="P13">cd /opt/geckodriver</text:p>
      <text:p text:style-name="P13"/>
      <text:p text:style-name="P2"><text:span text:style-name="T3">wget https://github.com/mozilla/geckodriver/releases/download/v0.24.0/geckodriver-v0.24.0-linux64.tar.gz</text:span></text:p>
      <text:p text:style-name="P13"/>
      <text:list xml:id="list43435805" text:continue-numbering="true" text:style-name="L2">
        <text:list-item>
          <text:list>
            <text:list-item>
              <text:p text:style-name="P1">Rozpakować</text:p>
            </text:list-item>
          </text:list>
        </text:list-item>
      </text:list>
      <text:p text:style-name="Standard"/>
      <text:p text:style-name="P13">tar -xvzf geckodriver*</text:p>
      <text:p text:style-name="Standard"/>
      <text:list xml:id="list43416497" text:continue-numbering="true" text:style-name="L2">
        <text:list-item>
          <text:list>
            <text:list-item>
              <text:p text:style-name="P1">Dodać geckodriver do PATH</text:p>
            </text:list-item>
          </text:list>
        </text:list-item>
      </text:list>
      <text:p text:style-name="Standard"/>
      <text:p text:style-name="P15"><text:span text:style-name="Source_20_Text"><text:tab/></text:span><text:span text:style-name="Source_20_Text"><text:span text:style-name="T4">export PATH=$PATH:/opt/geckodriver/</text:span></text:span></text:p>
      <text:p text:style-name="Standard"/>
      <text:p text:style-name="Standard"><text:soft-page-break/></text:p>
      <text:p text:style-name="Standard"/>
      <text:p text:style-name="Standard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sole" svg:font-family="Cosole"/>
    <style:font-face style:name="Arial2" svg:font-family="Arial" style:font-family-generic="swiss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5T20:06:55.59</meta:creation-date>
    <meta:generator>OpenOffice/4.1.6$Win32 OpenOffice.org_project/416m1$Build-9790</meta:generator>
    <dc:date>2019-08-05T23:22:28.64</dc:date>
    <meta:editing-duration>PT3H10M54S</meta:editing-duration>
    <meta:editing-cycles>2</meta:editing-cycles>
    <meta:document-statistic meta:table-count="0" meta:image-count="0" meta:object-count="0" meta:page-count="2" meta:paragraph-count="23" meta:word-count="128" meta:character-count="1116"/>
  </office:meta>
</office:document-meta>
</file>